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12bf0d" officeooo:paragraph-rsid="0012bf0d" style:font-size-asian="14pt" style:font-weight-asian="bold" style:font-size-complex="14pt" style:font-weight-complex="bold"/>
    </style:style>
    <style:style style:name="P2" style:family="paragraph" style:parent-style-name="Standard">
      <style:text-properties fo:font-size="12pt" fo:font-weight="normal" officeooo:rsid="0012bf0d" officeooo:paragraph-rsid="0012bf0d" style:font-size-asian="10.5pt" style:font-weight-asian="normal" style:font-size-complex="12pt" style:font-weight-complex="normal"/>
    </style:style>
    <style:style style:name="P3" style:family="paragraph" style:parent-style-name="Standard">
      <style:text-properties fo:font-size="12pt" fo:font-weight="normal" officeooo:rsid="0012bf0d" officeooo:paragraph-rsid="00135b49" style:font-size-asian="10.5pt" style:font-weight-asian="normal" style:font-size-complex="12pt" style:font-weight-complex="normal"/>
    </style:style>
    <style:style style:name="P4" style:family="paragraph" style:parent-style-name="Standard">
      <style:text-properties fo:font-size="12pt" fo:font-weight="normal" officeooo:rsid="00135b49" officeooo:paragraph-rsid="00135b49" style:font-size-asian="10.5pt" style:font-weight-asian="normal" style:font-size-complex="12pt" style:font-weight-complex="normal"/>
    </style:style>
    <style:style style:name="P5" style:family="paragraph" style:parent-style-name="Standard">
      <style:text-properties fo:font-size="12pt" fo:font-weight="normal" officeooo:rsid="0014d1dc" officeooo:paragraph-rsid="0014d1dc" style:font-size-asian="10.5pt" style:font-weight-asian="normal" style:font-size-complex="12pt" style:font-weight-complex="normal"/>
    </style:style>
    <style:style style:name="P6" style:family="paragraph" style:parent-style-name="Standard">
      <style:text-properties fo:font-size="12pt" fo:font-weight="normal" officeooo:rsid="0016996f" officeooo:paragraph-rsid="0016996f" style:font-size-asian="10.5pt" style:font-weight-asian="normal" style:font-size-complex="12pt" style:font-weight-complex="normal"/>
    </style:style>
    <style:style style:name="P7" style:family="paragraph" style:parent-style-name="Standard">
      <style:text-properties fo:font-size="12pt" fo:font-weight="normal" officeooo:rsid="00175211" officeooo:paragraph-rsid="00175211" style:font-size-asian="10.5pt" style:font-weight-asian="normal" style:font-size-complex="12pt" style:font-weight-complex="normal"/>
    </style:style>
    <style:style style:name="P8" style:family="paragraph" style:parent-style-name="Standard">
      <style:text-properties fo:font-size="12pt" fo:font-weight="normal" officeooo:rsid="00219bf0" officeooo:paragraph-rsid="00219bf0" style:font-size-asian="10.5pt" style:font-weight-asian="normal" style:font-size-complex="12pt" style:font-weight-complex="normal"/>
    </style:style>
    <style:style style:name="P9" style:family="paragraph" style:parent-style-name="Standard">
      <style:text-properties fo:font-size="12pt" fo:font-weight="normal" officeooo:rsid="00219bf0" officeooo:paragraph-rsid="00250a4f" style:font-size-asian="10.5pt" style:font-weight-asian="normal" style:font-size-complex="12pt" style:font-weight-complex="normal"/>
    </style:style>
    <style:style style:name="P10" style:family="paragraph" style:parent-style-name="Standard">
      <style:text-properties fo:font-size="12pt" fo:font-weight="normal" officeooo:rsid="00250a4f" officeooo:paragraph-rsid="00250a4f" style:font-size-asian="10.5pt" style:font-weight-asian="normal" style:font-size-complex="12pt" style:font-weight-complex="normal"/>
    </style:style>
    <style:style style:name="P11" style:family="paragraph" style:parent-style-name="Standard">
      <style:text-properties fo:font-size="12pt" fo:font-weight="normal" officeooo:rsid="002596b4" officeooo:paragraph-rsid="002596b4" style:font-size-asian="10.5pt" style:font-weight-asian="normal" style:font-size-complex="12pt" style:font-weight-complex="normal"/>
    </style:style>
    <style:style style:name="P12" style:family="paragraph" style:parent-style-name="Standard">
      <style:text-properties fo:font-size="12pt" fo:font-weight="normal" officeooo:rsid="00274abf" officeooo:paragraph-rsid="00274abf" style:font-size-asian="10.5pt" style:font-weight-asian="normal" style:font-size-complex="12pt" style:font-weight-complex="normal"/>
    </style:style>
    <style:style style:name="P13" style:family="paragraph" style:parent-style-name="Standard">
      <style:text-properties fo:font-size="12pt" fo:font-weight="normal" officeooo:rsid="002bb6f6" officeooo:paragraph-rsid="002bb6f6" style:font-size-asian="10.5pt" style:font-weight-asian="normal" style:font-size-complex="12pt" style:font-weight-complex="normal"/>
    </style:style>
    <style:style style:name="P14" style:family="paragraph" style:parent-style-name="Standard">
      <style:text-properties fo:font-size="12pt" fo:font-weight="normal" officeooo:rsid="002595ba" officeooo:paragraph-rsid="002595ba"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ea515" officeooo:paragraph-rsid="002ea515"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3e054f" officeooo:paragraph-rsid="003e054f"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3fb7df" officeooo:paragraph-rsid="004a9669"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5153a6" officeooo:paragraph-rsid="005153a6"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568891" officeooo:paragraph-rsid="00568891"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58b5ad" officeooo:paragraph-rsid="0058b5ad"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6a5f1c" officeooo:paragraph-rsid="006a5f1c"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720f42" officeooo:paragraph-rsid="00720f42"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5e4101" officeooo:paragraph-rsid="00568891"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78bba7" officeooo:paragraph-rsid="0078bba7"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870450" officeooo:paragraph-rsid="00870450" style:font-size-asian="10.5pt" style:font-weight-asian="normal" style:font-size-complex="12pt" style:font-weight-complex="normal"/>
    </style:style>
    <style:style style:name="P26" style:family="paragraph" style:parent-style-name="Standard">
      <style:text-properties fo:font-size="12pt" style:text-underline-style="solid" style:text-underline-width="auto" style:text-underline-color="font-color" fo:font-weight="normal" officeooo:rsid="002bb6f6" officeooo:paragraph-rsid="002bb6f6" style:font-size-asian="10.5pt" style:font-weight-asian="normal" style:font-size-complex="12pt" style:font-weight-complex="normal"/>
    </style:style>
    <style:style style:name="P27" style:family="paragraph" style:parent-style-name="Standard">
      <style:text-properties fo:font-size="12pt" style:text-underline-style="solid" style:text-underline-width="auto" style:text-underline-color="font-color" fo:font-weight="normal" officeooo:rsid="003e054f" officeooo:paragraph-rsid="004f6e0d" style:font-size-asian="10.5pt" style:font-weight-asian="normal" style:font-size-complex="12pt" style:font-weight-complex="normal"/>
    </style:style>
    <style:style style:name="P28" style:family="paragraph" style:parent-style-name="Standard">
      <style:text-properties fo:font-size="12pt" style:text-underline-style="solid" style:text-underline-width="auto" style:text-underline-color="font-color" fo:font-weight="normal" officeooo:rsid="004f6e0d" officeooo:paragraph-rsid="004f6e0d" style:font-size-asian="10.5pt" style:font-weight-asian="normal" style:font-size-complex="12pt" style:font-weight-complex="normal"/>
    </style:style>
    <style:style style:name="P29" style:family="paragraph" style:parent-style-name="Standard">
      <style:text-properties fo:font-size="12pt" style:text-underline-style="solid" style:text-underline-width="auto" style:text-underline-color="font-color" fo:font-weight="normal" officeooo:rsid="00568891" officeooo:paragraph-rsid="00568891" style:font-size-asian="10.5pt" style:font-weight-asian="normal" style:font-size-complex="12pt" style:font-weight-complex="normal"/>
    </style:style>
    <style:style style:name="P30" style:family="paragraph" style:parent-style-name="Standard">
      <style:text-properties fo:font-size="12pt" style:text-underline-style="solid" style:text-underline-width="auto" style:text-underline-color="font-color" fo:font-weight="normal" officeooo:rsid="0058b5ad" officeooo:paragraph-rsid="0058b5ad" style:font-size-asian="10.5pt" style:font-weight-asian="normal" style:font-size-complex="12pt" style:font-weight-complex="normal"/>
    </style:style>
    <style:style style:name="P31" style:family="paragraph" style:parent-style-name="Standard">
      <style:text-properties fo:font-size="12pt" style:text-underline-style="solid" style:text-underline-width="auto" style:text-underline-color="font-color" fo:font-weight="normal" officeooo:rsid="0069bda0" officeooo:paragraph-rsid="0069bda0" style:font-size-asian="10.5pt" style:font-weight-asian="normal" style:font-size-complex="12pt" style:font-weight-complex="normal"/>
    </style:style>
    <style:style style:name="P32" style:family="paragraph" style:parent-style-name="Standard">
      <style:text-properties fo:font-size="12pt" style:text-underline-style="solid" style:text-underline-width="auto" style:text-underline-color="font-color" fo:font-weight="normal" officeooo:rsid="006a510c" officeooo:paragraph-rsid="0069bda0" style:font-size-asian="10.5pt" style:font-weight-asian="normal" style:font-size-complex="12pt" style:font-weight-complex="normal"/>
    </style:style>
    <style:style style:name="P33" style:family="paragraph" style:parent-style-name="Standard">
      <style:text-properties fo:font-size="10pt" fo:font-weight="normal" officeooo:rsid="002595ba" officeooo:paragraph-rsid="002595ba" style:font-size-asian="10.5pt" style:font-weight-asian="normal" style:font-size-complex="12pt" style:font-weight-complex="normal"/>
    </style:style>
    <style:style style:name="T1" style:family="text">
      <style:text-properties officeooo:rsid="00135b49"/>
    </style:style>
    <style:style style:name="T2" style:family="text">
      <style:text-properties officeooo:rsid="0014d1dc"/>
    </style:style>
    <style:style style:name="T3" style:family="text">
      <style:text-properties officeooo:rsid="00175211"/>
    </style:style>
    <style:style style:name="T4" style:family="text">
      <style:text-properties officeooo:rsid="00238e28"/>
    </style:style>
    <style:style style:name="T5" style:family="text">
      <style:text-properties officeooo:rsid="00250a4f"/>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officeooo:rsid="00274abf"/>
    </style:style>
    <style:style style:name="T9" style:family="text">
      <style:text-properties officeooo:rsid="0028e078"/>
    </style:style>
    <style:style style:name="T10" style:family="text">
      <style:text-properties officeooo:rsid="00307207"/>
    </style:style>
    <style:style style:name="T11" style:family="text">
      <style:text-properties officeooo:rsid="00347872"/>
    </style:style>
    <style:style style:name="T12" style:family="text">
      <style:text-properties officeooo:rsid="003b57dc"/>
    </style:style>
    <style:style style:name="T13" style:family="text">
      <style:text-properties officeooo:rsid="003ecd06"/>
    </style:style>
    <style:style style:name="T14" style:family="text">
      <style:text-properties officeooo:rsid="00419e5f"/>
    </style:style>
    <style:style style:name="T15" style:family="text">
      <style:text-properties officeooo:rsid="0044bc1b"/>
    </style:style>
    <style:style style:name="T16" style:family="text">
      <style:text-properties officeooo:rsid="004850a7"/>
    </style:style>
    <style:style style:name="T17" style:family="text">
      <style:text-properties officeooo:rsid="004a9669"/>
    </style:style>
    <style:style style:name="T18" style:family="text">
      <style:text-properties officeooo:rsid="004f6e0d"/>
    </style:style>
    <style:style style:name="T19" style:family="text">
      <style:text-properties style:text-position="super 58%"/>
    </style:style>
    <style:style style:name="T20" style:family="text">
      <style:text-properties style:text-position="super 58%" officeooo:rsid="004f6e0d"/>
    </style:style>
    <style:style style:name="T21" style:family="text">
      <style:text-properties officeooo:rsid="0054bc69"/>
    </style:style>
    <style:style style:name="T22" style:family="text">
      <style:text-properties officeooo:rsid="005e4101"/>
    </style:style>
    <style:style style:name="T23" style:family="text">
      <style:text-properties officeooo:rsid="0069bda0"/>
    </style:style>
    <style:style style:name="T24" style:family="text">
      <style:text-properties officeooo:rsid="006a510c"/>
    </style:style>
    <style:style style:name="T25" style:family="text">
      <style:text-properties officeooo:rsid="006cb44a"/>
    </style:style>
    <style:style style:name="T26" style:family="text">
      <style:text-properties officeooo:rsid="00729547"/>
    </style:style>
    <style:style style:name="T27" style:family="text">
      <style:text-properties officeooo:rsid="00744f3c"/>
    </style:style>
    <style:style style:name="T28" style:family="text">
      <style:text-properties officeooo:rsid="007eb2fb"/>
    </style:style>
    <style:style style:name="T29" style:family="text">
      <style:text-properties officeooo:rsid="00823736"/>
    </style:style>
    <style:style style:name="T30" style:family="text">
      <style:text-properties officeooo:rsid="0082b7c4"/>
    </style:style>
    <style:style style:name="T31" style:family="text">
      <style:text-properties officeooo:rsid="008a7f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DAR REPORT</text:p>
      <text:p text:style-name="P1"/>
      <text:p text:style-name="P2">1. Description.</text:p>
      <text:p text:style-name="P2">2. Connection between CAN bus and ROS.</text:p>
      <text:p text:style-name="P2">3. ROS package for <text:span text:style-name="T3">R</text:span>adar.</text:p>
      <text:p text:style-name="P2">4. Next stages.</text:p>
      <text:p text:style-name="P2"/>
      <text:p text:style-name="P2">1<text:span text:style-name="T7">. </text:span><text:span text:style-name="T6">Description</text:span></text:p>
      <text:p text:style-name="P2"/>
      <text:p text:style-name="P3">Radar is going to be used as a primary system for autonomous navigation in the project. However, the de<text:span text:style-name="T1">ployment </text:span>of radar will happen in several stages: from simple actions like obstacle detection to complex tasks like fully autonomous navigation <text:span text:style-name="T1">in </text:span>combination with other sensors (including obstacle avoidance, speed regulation, obstacle identification, etc).</text:p>
      <text:p text:style-name="P3"/>
      <text:p text:style-name="P4">The first step is basically the connection between the Continental Radar ARS 408 and ROS. For that, we need to create a plugin that converts the messages received from the Radar (raw messages) to ROS messages and publish them into a topic. The main objective is that these messages contain the obstacles position and other properties and we can process that information <text:span text:style-name="T2">to achieve obstacle detection. </text:span></text:p>
      <text:p text:style-name="P4"/>
      <text:p text:style-name="P5">2. <text:span text:style-name="T6">Connection between CAN bus and ROS</text:span></text:p>
      <text:p text:style-name="P2"/>
      <text:p text:style-name="P6">The socketcan_bridge package provides the functionality to convert the raw can messages to ROS messages of type can_msgs/Frame.<text:span text:style-name="T4">msg</text:span> under the topic /received_messages. </text:p>
      <text:p text:style-name="P6">This package also allows to send information to the radar <text:span text:style-name="T3">from ROS with the /sent_messages topic and the same messages type. </text:span></text:p>
      <text:p text:style-name="P6"/>
      <text:p text:style-name="P7">3. <text:span text:style-name="T6">ROS package for Radar</text:span></text:p>
      <text:p text:style-name="P7"/>
      <text:p text:style-name="P8">The received messages from Radar in ROS topic /received_messages (type can_msgs/Frame.<text:span text:style-name="T4">msg</text:span>) includes all the messages sent by the Radar so they have different meaning depending on their identification number. <text:span text:style-name="T4">I created a node called decode_node that subscribe /received_messages and publish /list_messages and /decoded_messages topic.</text:span></text:p>
      <text:p text:style-name="P8"/>
      <text:p text:style-name="P8">/<text:span text:style-name="T4">list_messages topic contains a custom message of type pb_msgs/ContiList.msg that contains the following information:</text:span></text:p>
      <text:p text:style-name="P9"><text:tab/>- <text:span text:style-name="T5">uint8 nof_objects</text:span></text:p>
      <text:p text:style-name="P10"><text:tab/>- uint32 meas_counter</text:p>
      <text:p text:style-name="P10"><text:tab/>- uint8 interface_version</text:p>
      <text:p text:style-name="P10">The information is basically the number of tracked objects detected by the radar each time the topic is published. The maximum amount of tracked objects permitted is 100.</text:p>
      <text:p text:style-name="P10"/>
      <text:p text:style-name="P10">/decoded_message topic contains a custom message of type pb_msgs/ContiRadar.msg that contains the following information:</text:p>
      <text:p text:style-name="P10"><text:tab/>- Header header</text:p>
      <text:p text:style-name="P10"><text:tab/>- uint8 obstacle_id</text:p>
      <text:p text:style-name="P10"><text:tab/>- float32 longitude_dist</text:p>
      <text:p text:style-name="P10"><text:tab/>- float32 lateral_dist</text:p>
      <text:p text:style-name="P10"><text:tab/>- float32 longitude_vel</text:p>
      <text:p text:style-name="P10"><text:tab/>- float32 lateral_vel</text:p>
      <text:p text:style-name="P10"><text:tab/>- float32 rcs</text:p>
      <text:p text:style-name="P10"><text:tab/>- float32 length</text:p>
      <text:p text:style-name="P10"><text:soft-page-break/><text:tab/>- float32 width</text:p>
      <text:p text:style-name="P10"><text:tab/>- string obstacle_class</text:p>
      <text:p text:style-name="P14">The information includes a header, the obstacle identification of each object detected, longitude and lateral distances according to the Continental Radar manual, longitude and lateral velocities, the radar cross section that indicates how easily the object has been detected, the length and width of the obstacle detected, and the possible obstacle identification into one of eight categories according to all the object characteristics (point, car, truck, pedestrian, motorcycle, bicycle, wide or reserved).</text:p>
      <text:p text:style-name="P33"/>
      <text:p text:style-name="P11">Another functionality already created (but still needs improvement) is the creation of custom markers in rviz for the visualization of objects. The node created is called visualization_marker and it subscribes the /decoded_messages topic and publishes /visualization_marker topic with messages of type visualization_msgs/Marker.msg. <text:span text:style-name="T8">This topic creates line markers on rviz close to the the bondary of a square that identifies the position and size of each object . </text:span></text:p>
      <text:p text:style-name="P11"/>
      <text:p text:style-name="P12">The last functionality added to date is the possibility of taking speed and steering inputs from topics /control/arduino_output_throttle and /control/arduino_output_steering (messages types geometry_msgs/Point32.msg) and publish the information in /sent_messages topic for the Radar. <text:span text:style-name="T9">For that, the speedinfo_node has been created. Speed and steering rate are input signals that are required by the Radar to have a correct calibration.</text:span></text:p>
      <text:p text:style-name="P12"/>
      <text:p text:style-name="P13">4. <text:span text:style-name="T6">Next stages</text:span></text:p>
      <text:p text:style-name="P26"/>
      <text:p text:style-name="P15">The next stages in <text:span text:style-name="T10">the process are:</text:span></text:p>
      <text:p text:style-name="P15"/>
      <text:p text:style-name="P15"><text:tab/>- <text:span text:style-name="T10">Record data from buggy in two modes (with buggy stopped and with buggy running).</text:span></text:p>
      <text:p text:style-name="P15"><text:tab/>- <text:span text:style-name="T11">Set the limits of collision regions and configuring warning messages.</text:span></text:p>
      <text:p text:style-name="P15"><text:tab/>- <text:span text:style-name="T12">Set the necessary filters to collect proper obstacle data.</text:span></text:p>
      <text:p text:style-name="P15"><text:tab/>- <text:span text:style-name="T11">Sensor fusion with camera.</text:span></text:p>
      <text:p text:style-name="P15"/>
      <text:p text:style-name="P15"/>
      <text:p text:style-name="P27"><text:span text:style-name="T18">Friday 25</text:span><text:span text:style-name="T20">th</text:span><text:span text:style-name="T18"> May 2018 </text:span>3.30 pm Test <text:span text:style-name="T18">in </text:span>car park </text:p>
      <text:p text:style-name="P16">Radar detects many objects so it <text:span text:style-name="T15">is </text:span>need<text:span text:style-name="T15">ed</text:span> to apply some filters to data. <text:span text:style-name="T14">The most important thing is deleting objects that are not probably to exist and limit the region recorded.</text:span> Radar detects more objects when buggy is moving. <text:span text:style-name="T16">Th</text:span>at is because radar needs input signals for throttle and <text:span text:style-name="T13">steering.</text:span></text:p>
      <text:p text:style-name="P17">Recorded a bag file with all the topics when buggy is static (beginning) and when is moving (the majority of time) <text:span text:style-name="T17">[2018-05-25-15-55-00.bag]</text:span>.</text:p>
      <text:p text:style-name="P17"/>
      <text:p text:style-name="P28">Monday 28<text:span text:style-name="T19">th</text:span> May <text:span text:style-name="T23">2018 3.30 pm Test in car park</text:span></text:p>
      <text:p text:style-name="P18">With buggy stopped and filters applied, the radar now detects less tracked objects (4 to 7 in car park). When the radar vibrates, it creates much more objects. When a person crosses in front of the buggy, the radar detects many objects, but it does not detect the person object. Still needs calibration and testing of the filters. <text:span text:style-name="T21">Maybe it is interesting to add speed and yaw input signals from imu.</text:span></text:p>
      <text:p text:style-name="P17"/>
      <text:p text:style-name="P17"/>
      <text:p text:style-name="P19">5. <text:span text:style-name="T6">Filters applied</text:span></text:p>
      <text:p text:style-name="P29"/>
      <text:p text:style-name="P19">The filters applied to the radar with the input message 0x202 (object filter configuration) are the following:</text:p>
      <text:p text:style-name="P19"/>
      <text:p text:style-name="P19">- <text:span text:style-name="T27">Number of objects 0x0. Values → min: min ; max: 10. Message → cansend can0 202#860000000A</text:span></text:p>
      <text:p text:style-name="P25"><text:soft-page-break/>max: 25 → cansend can0 202#8600000019</text:p>
      <text:p text:style-name="P25"/>
      <text:p text:style-name="P19">- <text:span text:style-name="T26">Distance 0x1. Values → min: min ; max: 20 m. Message → cansend can0 202#8C000000C8</text:span></text:p>
      <text:p text:style-name="P25">max: 30 m → cansend can0 202#8C0000012C</text:p>
      <text:p text:style-name="P19"/>
      <text:p text:style-name="P19">- RCS (Radar Cross Section) 0x5. Values→ min: -10 dBm2 ; max: max. Message → cansend can0 202#AE06800FFF</text:p>
      <text:p text:style-name="P19"/>
      <text:p text:style-name="P19">- Size (width x heigth) 0x7. Values → min: min ; max: max. Message → cansend can0 202#BE00000FFF <text:span text:style-name="T28">min: 1m2 ; max: max . Message → cansend can0 202#BE00280FFF</text:span></text:p>
      <text:p text:style-name="P19"/>
      <text:p text:style-name="P19">- Prob. Exists 0x8. Values → min: 0x6 (99.9%) ; max: max. Message → cansend can0 202#C600060007</text:p>
      <text:p text:style-name="P24">min: 0x3 (75%) ; max:max. Message → cansend can0 202#C600030007</text:p>
      <text:p text:style-name="P19"/>
      <text:p text:style-name="P19">- Longitudinal distance 0xA. Values → min: min ; max: 20 m. Message → cansend can0 202#D600000A28</text:p>
      <text:p text:style-name="P22">min: min ; max: max. Message → cansend can0 202#D600001FFF</text:p>
      <text:p text:style-name="P19"/>
      <text:p text:style-name="P19">- <text:span text:style-name="T22">Lifetime 0x6. Values → min: 2s ; max: max. Message → cansend can0 202#B600140FFF</text:span></text:p>
      <text:p text:style-name="P23"><text:tab/><text:tab/><text:tab/> <text:s text:c="6"/>min: 4s ; max: max. Message → cansend can0 202#B600280FFF</text:p>
      <text:p text:style-name="P19"/>
      <text:p text:style-name="P20">6. <text:span text:style-name="T6">Collision detection</text:span></text:p>
      <text:p text:style-name="P30"/>
      <text:p text:style-name="P20">An area for collision dectection and warning has been set via input messages 0x400 (collision detection configuration) and 0x401 (collision detection region configuration).</text:p>
      <text:p text:style-name="P20"/>
      <text:p text:style-name="P20">- Configuration: <text:span text:style-name="T29">0</text:span>s minimum time object inside a region. Message → cansend can0 400#0<text:span text:style-name="T29">A</text:span>0<text:span text:style-name="T29">0</text:span></text:p>
      <text:p text:style-name="P20"/>
      <text:p text:style-name="P20">- One region: square from P1(0, -1) to P2(1.<text:span text:style-name="T30">2 </text:span>,1). Message → cansend can0 401#06008E23FA8E8C08</text:p>
      <text:p text:style-name="P20"/>
      <text:p text:style-name="P20"/>
      <text:p text:style-name="P31">Monday 04<text:span text:style-name="T19">th</text:span> June 2018 9.<text:span text:style-name="T24">30 </text:span>am Test in Lab</text:p>
      <text:p text:style-name="P32"/>
      <text:p text:style-name="P21">Applied all the filters. <text:span text:style-name="T25">The radar is not good labeling objects. It classifies objects depending on their size (point, car, etc). When buggy shakes, the radar still creates more objects. I increase the lifetime value filter. The radar now creates less objects. When a person is moving in front of the radar, it still creates more objects, instead of one object moving. I think the problem is the new object interferes with the others but is not created because this object does not pass the lifetime filter. However, when lifetime filter is set to 0 the problem is still present. Check if the location of radar in buggy is the correct (height from 295 mm to 800 mm). It seems right. I have to read the manual to look for more requirements for a proper configuration. I also need another particle fil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5:36:23.508381606</meta:creation-date>
    <dc:date>2018-07-02T16:00:42.308914583</dc:date>
    <meta:editing-duration>PT11H40S</meta:editing-duration>
    <meta:editing-cycles>57</meta:editing-cycles>
    <meta:generator>LibreOffice/5.1.6.2$Linux_X86_64 LibreOffice_project/10m0$Build-2</meta:generator>
    <meta:document-statistic meta:table-count="0" meta:image-count="0" meta:object-count="0" meta:page-count="3" meta:paragraph-count="63" meta:word-count="1143" meta:character-count="7193" meta:non-whitespace-character-count="6081"/>
  </office:meta>
</office:document-meta>
</file>